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2F85106E202858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0000" draw:auto-grow-height="true" fo:min-height="15.805cm"/>
    </style:style>
    <style:style style:name="pr6" style:family="presentation" style:parent-style-name="midnightblue-subtitle" style:list-style-name="L2">
      <style:graphic-properties draw:fill-color="#ff0000" draw:auto-grow-height="true" fo:min-height="15.805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0000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/>
    </style:style>
    <style:style style:name="T3" style:family="text">
      <style:text-properties fo:color="#ff0000"/>
    </style:style>
    <style:style style:name="T4" style:family="text">
      <style:text-properties fo:color="#111111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GIT Multi Stash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Stash 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<text:span text:style-name="T2">Stash with Message</text:span><text:span text:style-name="T3"><text:line-break/></text:span><text:span text:style-name="T3">git stash save “message text”</text:span><text:span text:style-name="T3"><text:line-break/></text:span><text:span text:style-name="T3"/></text:p>
              </text:list-item>
              <text:list-item>
                <text:p text:style-name="P4"><text:span text:style-name="T2">Find changes done in specific stash</text:span><text:span text:style-name="T3"><text:line-break/></text:span><text:span text:style-name="T3">git stash show stash@{Index}</text:span><text:span text:style-name="T3"><text:line-break/></text:span><text:span text:style-name="T3"/></text:p>
              </text:list-item>
              <text:list-item>
                <text:p text:style-name="P4"><text:span text:style-name="T2">Apply Specific stash</text:span><text:span text:style-name="T3"><text:line-break/></text:span><text:span text:style-name="T3">git stash apply stash@{index}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Stash </text:p>
          </draw:text-box>
        </draw:frame>
        <draw:frame presentation:style-name="pr6" draw:text-style-name="P5" draw:layer="layout" svg:width="26cm" svg:height="15.805cm" svg:x="1cm" svg:y="4.598cm" presentation:class="subtitle" presentation:user-transformed="true">
          <draw:text-box>
            <text:list text:style-name="L3">
              <text:list-item>
                <text:p text:style-name="P4"><text:span text:style-name="T4">Drop specifc stash</text:span><text:span text:style-name="T3"><text:line-break/></text:span><text:span text:style-name="T3">git stash drop stash{index}</text:span><text:span text:style-name="T3"><text:line-break/></text:span><text:span text:style-name="T3"/></text:p>
              </text:list-item>
              <text:list-item>
                <text:p text:style-name="P4"><text:span text:style-name="T4">Clear all Stashes</text:span><text:span text:style-name="T3"><text:line-break/></text:span><text:span text:style-name="T3">git stash clear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5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2F85106E2028580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4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5-19T23:11:39.657913905</dc:date>
    <meta:editing-duration>PT12H40M17S</meta:editing-duration>
    <meta:editing-cycles>33</meta:editing-cycles>
    <meta:generator>LibreOffice/5.1.6.2$Linux_X86_64 LibreOffice_project/10m0$Build-2</meta:generator>
    <meta:document-statistic meta:object-count="53"/>
  </office:meta>
</office:document-meta>
</file>